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e90" officeooo:paragraph-rsid="000e5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This is Devops training for establish connection from local repo. To server re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9:05:45.003210820</meta:creation-date>
    <dc:date>2020-05-08T19:07:19.331000538</dc:date>
    <meta:editing-duration>PT1M42S</meta:editing-duration>
    <meta:editing-cycles>1</meta:editing-cycles>
    <meta:document-statistic meta:table-count="0" meta:image-count="0" meta:object-count="0" meta:page-count="1" meta:paragraph-count="1" meta:word-count="13" meta:character-count="81" meta:non-whitespace-character-count="69"/>
    <meta:generator>LibreOffice/6.0.7.3$Linux_X86_64 LibreOffice_project/00m0$Build-3</meta:generator>
  </office:meta>
</office:document-meta>
</file>